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8846in"/>
    </style:style>
    <style:style style:name="co4" style:family="table-column">
      <style:table-column-properties fo:break-before="auto" style:column-width="2.8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office:value-type="string">
            <text:p>&amp;P386966 = TCL 11, 15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project: obta</text:p>
          </table:table-cell>
          <table:table-cell table:number-columns-repeated="1023"/>
        </table:table-row>
        <table:table-row table:style-name="ro1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1">
          <table:table-cell office:value-type="string">
            <text:p>#atf: use unicode</text:p>
          </table:table-cell>
          <table:table-cell table:number-columns-repeated="1023"/>
        </table:table-row>
        <table:table-row table:style-name="ro1">
          <table:table-cell office:value-type="string">
            <text:p>#atf: use legacy</text:p>
          </table:table-cell>
          <table:table-cell table:number-columns-repeated="1023"/>
        </table:table-row>
        <table:table-row table:style-name="ro1">
          <table:table-cell office:value-type="string">
            <text:p>#atf: use math</text:p>
          </table:table-cell>
          <table:table-cell table:number-columns-repeated="1023"/>
        </table:table-row>
        <table:table-row table:style-name="ro1">
          <table:table-cell office:value-type="string">
            <text:p>#atf: use mylin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@table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office:value-type="string">
            <text:p>1. |</text:p>
          </table:table-cell>
          <table:table-cell table:style-name="Default" office:value-type="string">
            <text:p>A.ŠÀ at-ta-[...]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eqel[field]N; +Atta-xxx[]PN$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>
            <text:p>#note: I am indebted to Zsombor Földi for many improvements in the reading of this text.</text:p>
          </table:table-cell>
          <table:table-cell table:number-columns-repeated="255"/>
          <table:table-cell table:style-name="Default" table:number-columns-repeated="768"/>
        </table:table-row>
        <table:table-row table:style-name="ro1">
          <table:table-cell office:value-type="string">
            <text:p>2. |</text:p>
          </table:table-cell>
          <table:table-cell table:style-name="Default" office:value-type="string">
            <text:p><text:s/>⸢ša⸣ [...]-ma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ša[that]REL; u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. |</text:p>
          </table:table-cell>
          <table:table-cell table:style-name="Default" office:value-type="string">
            <text:p><text:s/>i-⸢na⸣ [...] x-e₂-a DUB?.SAR?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ina[from]PRP; u; +Xxx-Ea[]PN; ṭupšarrum[scribe]N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doub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4.</text:p>
          </table:table-cell>
          <table:table-cell table:style-name="Default" office:value-type="string">
            <text:p>A.ŠÀ</text:p>
          </table:table-cell>
          <table:table-cell table:style-name="Default" office:value-type="string">
            <text:p>⸢NÍG⸣.GAR </text:p>
          </table:table-cell>
          <table:table-cell table:style-name="Default" office:value-type="string">
            <text:p>ŠE-[BI]</text:p>
          </table:table-cell>
          <table:table-cell table:style-name="Default" office:value-type="string">
            <text:p>[ŠU.RI].A-BI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+eqlu[field//area]N'N$eqlum; </text:p>
          </table:table-cell>
          <table:table-cell table:style-name="Default" office:value-type="string">
            <text:p>šukunnûm[estimated yield]N; </text:p>
          </table:table-cell>
          <table:table-cell table:style-name="Default" office:value-type="string">
            <text:p>šeʾšu[grain]N; </text:p>
          </table:table-cell>
          <table:table-cell table:style-name="Default" office:value-type="string">
            <text:p>mišilšu[half]N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5.</text:p>
          </table:table-cell>
          <table:table-cell table:style-name="Default" office:value-type="string">
            <text:p>2(EŠE₃) 3(IKU)</text:p>
          </table:table-cell>
          <table:table-cell table:style-name="Default" office:value-type="string">
            <text:p>1(U) 5(AŠ)!(6(AŠ)) &lt;GUR&gt;</text:p>
          </table:table-cell>
          <table:table-cell table:style-name="Default" office:value-type="string">
            <text:p>6(AŠ) &lt;GUR&gt; 1(BARIG) 1(BAN₂) 5 &lt;SILA₃&gt;</text:p>
          </table:table-cell>
          <table:table-cell table:style-name="Default" office:value-type="string">
            <text:p>⸢šu-x⸣-šum <text:span text:style-name="T1">DUMU</text:span> gi-mil-lum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n; n; </text:p>
          </table:table-cell>
          <table:table-cell table:style-name="Default" office:value-type="string">
            <text:p>n; n; kur[unit]N; </text:p>
          </table:table-cell>
          <table:table-cell table:style-name="Default" office:value-type="string">
            <text:p>n; kur[unit]N; n; n; n; qā[unit]N; </text:p>
          </table:table-cell>
          <table:table-cell table:style-name="Default" office:value-type="string">
            <text:p>+Šu-xxx-šum[]PN$; mār[son]N; +Gimillum[]PN$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6.</text:p>
          </table:table-cell>
          <table:table-cell table:style-name="Default" table:number-columns-repeated="2"/>
          <table:table-cell table:style-name="Default" office:value-type="string">
            <text:p>APIN</text:p>
          </table:table-cell>
          <table:table-cell table:style-name="Default" office:value-type="string">
            <text:p>ig-mil-{d}SUEN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table:number-columns-repeated="2"/>
          <table:table-cell table:style-name="Default" office:value-type="string">
            <text:p>mērešti[cultivated field]N; </text:p>
          </table:table-cell>
          <table:table-cell table:style-name="Default" office:value-type="string">
            <text:p>+Igmil-Sin[]PN$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7.</text:p>
          </table:table-cell>
          <table:table-cell table:style-name="Default" office:value-type="string">
            <text:p>1(EŠE₃) [(x)]</text:p>
          </table:table-cell>
          <table:table-cell table:style-name="Default" office:value-type="string">
            <text:p>1(U) [(...)] &lt;GUR&gt;</text:p>
          </table:table-cell>
          <table:table-cell table:style-name="Default" office:value-type="string">
            <text:p>[...]</text:p>
          </table:table-cell>
          <table:table-cell table:style-name="Default" office:value-type="string">
            <text:p>{d}SUEN-ma-gir DUMU a-ha-nu-ta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n; u; </text:p>
          </table:table-cell>
          <table:table-cell table:style-name="Default" office:value-type="string">
            <text:p>n; u; kur[unit]N; </text:p>
          </table:table-cell>
          <table:table-cell table:style-name="Default" office:value-type="string">
            <text:p>u; </text:p>
          </table:table-cell>
          <table:table-cell table:style-name="Default" office:value-type="string">
            <text:p>Sin-magir[1]PN; mār[son]N; +Aha-nuta[]PN$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8.</text:p>
          </table:table-cell>
          <table:table-cell table:style-name="Default" table:number-columns-repeated="2"/>
          <table:table-cell table:style-name="Default" office:value-type="string">
            <text:p>APIN</text:p>
          </table:table-cell>
          <table:table-cell table:style-name="Default" office:value-type="string">
            <text:p>{d}SUEN-ta-ia-ar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table:number-columns-repeated="2"/>
          <table:table-cell table:style-name="Default" office:value-type="string">
            <text:p>mērešti[cultivated field]N; </text:p>
          </table:table-cell>
          <table:table-cell table:style-name="Default" office:value-type="string">
            <text:p>+Sin-tayyar[]PN$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9.</text:p>
          </table:table-cell>
          <table:table-cell table:style-name="Default" office:value-type="string">
            <text:p>[...]</text:p>
          </table:table-cell>
          <table:table-cell table:style-name="Default" office:value-type="string">
            <text:p>⸢1(U) 5(AŠ)? &lt;GUR&gt;⸣</text:p>
          </table:table-cell>
          <table:table-cell table:style-name="Default" office:value-type="string">
            <text:p>4(AŠ) &lt;GUR&gt; 2(BARIG) 5(BAN₂) 2.1/2 &lt;SILA₃&gt; <text:s text:c="2"/></text:p>
          </table:table-cell>
          <table:table-cell table:style-name="Default" office:value-type="string">
            <text:p>ARAD-{d}MAR.TU DUMU DINGIR{+an}-še-me-a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u; </text:p>
          </table:table-cell>
          <table:table-cell table:style-name="Default" office:value-type="string">
            <text:p>n; n; kur[unit]N; </text:p>
          </table:table-cell>
          <table:table-cell table:style-name="Default" office:value-type="string">
            <text:p>n; kur[unit]N; n; n; n; qā[unit]N; </text:p>
          </table:table-cell>
          <table:table-cell table:style-name="Default" office:value-type="string">
            <text:p>+Warad-Amurrim[]PN$; mār[son]N; +Ilan-šemeya[]PN$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0.</text:p>
          </table:table-cell>
          <table:table-cell table:style-name="Default" table:number-columns-repeated="2"/>
          <table:table-cell table:style-name="Default" office:value-type="string">
            <text:p>APIN</text:p>
          </table:table-cell>
          <table:table-cell table:style-name="Default" office:value-type="string">
            <text:p>u-bar-{d}SUEN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table:number-columns-repeated="2"/>
          <table:table-cell table:style-name="Default" office:value-type="string">
            <text:p>mērešti[cultivated field]N; </text:p>
          </table:table-cell>
          <table:table-cell table:style-name="Default" office:value-type="string">
            <text:p>+Ubar-Sin[]PN$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11.</text:p>
          </table:table-cell>
          <table:table-cell table:style-name="Default" office:value-type="string">
            <text:p>1(BUR₃) [1(IKU){gana₂}]</text:p>
          </table:table-cell>
          <table:table-cell table:style-name="Default" office:value-type="string">
            <text:p>⸢1(U) 5(AŠ)? &lt;GUR&gt;⸣</text:p>
          </table:table-cell>
          <table:table-cell table:style-name="Default" office:value-type="string">
            <text:p>8(AŠ) &lt;GUR&gt; 3(BARIG) 4(BAN₂) 5 &lt;SILA₃&gt;</text:p>
          </table:table-cell>
          <table:table-cell table:style-name="Default" office:value-type="string">
            <text:p>DINGIR-ga-mil DUMU {d}UTU-a-bi APIN? {d}[...]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n; n; </text:p>
          </table:table-cell>
          <table:table-cell table:style-name="Default" office:value-type="string">
            <text:p>n; n; kur[unit]N; </text:p>
          </table:table-cell>
          <table:table-cell table:style-name="Default" office:value-type="string">
            <text:p>n; kur[unit]N; n; n; n; qā[unit]N; </text:p>
          </table:table-cell>
          <table:table-cell table:style-name="Default" office:value-type="string">
            <text:p>+Ilum-gamil[]PN$; mār[son]N; +Šamaš-abi[]PN$; mērešti[cultivated field]N; u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2.</text:p>
          </table:table-cell>
          <table:table-cell table:style-name="Default" office:value-type="string">
            <text:p>1(BUR₃)</text:p>
          </table:table-cell>
          <table:table-cell table:style-name="Default" office:value-type="string">
            <text:p>1(U) &lt;GUR&gt;</text:p>
          </table:table-cell>
          <table:table-cell table:style-name="Default" office:value-type="string">
            <text:p>5(AŠ) GUR</text:p>
          </table:table-cell>
          <table:table-cell table:style-name="Default" office:value-type="string">
            <text:p>ha-bil-ki-nu DUMU a-pil-ku-bi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n; </text:p>
          </table:table-cell>
          <table:table-cell table:style-name="Default" office:value-type="string">
            <text:p>n; kur[unit]N; </text:p>
          </table:table-cell>
          <table:table-cell table:style-name="Default" office:value-type="string">
            <text:p>n; kur[unit]N; </text:p>
          </table:table-cell>
          <table:table-cell table:style-name="Default" office:value-type="string">
            <text:p>+Habil-kinu[]PN$; mār[son]N; +Apil-kubi[]PN$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13.</text:p>
          </table:table-cell>
          <table:table-cell table:style-name="Default" office:value-type="string">
            <text:p>1(BUR₃) 1(IKU) 1/2(IKU)</text:p>
          </table:table-cell>
          <table:table-cell table:style-name="Default" office:value-type="string">
            <text:p>1(U) &lt;GUR&gt;</text:p>
          </table:table-cell>
          <table:table-cell table:style-name="Default" office:value-type="string">
            <text:p>5(AŠ) &lt;GUR&gt; 2(BARIG) 5 &lt;SILA₃&gt;</text:p>
          </table:table-cell>
          <table:table-cell table:style-name="Default" office:value-type="string">
            <text:p>ri-ša-tum DUMU {d}SUEN-[...]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n; n; n; </text:p>
          </table:table-cell>
          <table:table-cell table:style-name="Default" office:value-type="string">
            <text:p>n; kur[unit]N; </text:p>
          </table:table-cell>
          <table:table-cell table:style-name="Default" office:value-type="string">
            <text:p>n; kur[unit]N; n; n; qā[unit]N; </text:p>
          </table:table-cell>
          <table:table-cell table:style-name="Default" office:value-type="string">
            <text:p>+Rišatum[]PN$; mār[son]N; +Sin-xxx[]PN$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4.</text:p>
          </table:table-cell>
          <table:table-cell table:style-name="Default" table:number-columns-repeated="2"/>
          <table:table-cell table:style-name="Default" office:value-type="string">
            <text:p>APIN</text:p>
          </table:table-cell>
          <table:table-cell table:style-name="Default" office:value-type="string">
            <text:p>li-ši-im-DINGIR-šu [...]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table:number-columns-repeated="2"/>
          <table:table-cell table:style-name="Default" office:value-type="string">
            <text:p>mērešti[cultivated field]N; </text:p>
          </table:table-cell>
          <table:table-cell table:style-name="Default" office:value-type="string">
            <text:p>+Lišim-ilišu[]PN$; u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15.</text:p>
          </table:table-cell>
          <table:table-cell table:style-name="Default" office:value-type="string">
            <text:p>1(EŠE₃)</text:p>
          </table:table-cell>
          <table:table-cell table:style-name="Default" office:value-type="string">
            <text:p>1(U) &lt;GUR&gt;</text:p>
          </table:table-cell>
          <table:table-cell table:style-name="Default" office:value-type="string">
            <text:p>1(AŠ) &lt;GUR&gt; 3(BARIG) 2(BAN₂) &lt;&lt;GUR&gt;&gt;</text:p>
          </table:table-cell>
          <table:table-cell table:style-name="Default" office:value-type="string">
            <text:p>gur-ru-du-um DUMU {d}[...]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n; </text:p>
          </table:table-cell>
          <table:table-cell table:style-name="Default" office:value-type="string">
            <text:p>n; kur[unit]N; </text:p>
          </table:table-cell>
          <table:table-cell table:style-name="Default" office:value-type="string">
            <text:p>n; kur[unit]N; n; n; </text:p>
          </table:table-cell>
          <table:table-cell table:style-name="Default" office:value-type="string">
            <text:p>+Gurrudum[]PN$; mār[son]N; u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6.</text:p>
          </table:table-cell>
          <table:table-cell table:style-name="Default" table:number-columns-repeated="2"/>
          <table:table-cell table:style-name="Default" office:value-type="string">
            <text:p>APIN</text:p>
          </table:table-cell>
          <table:table-cell table:style-name="Default" office:value-type="string">
            <text:p>ig-mil-{d}SUEN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table:number-columns-repeated="2"/>
          <table:table-cell table:style-name="Default" office:value-type="string">
            <text:p>mērešti[cultivated field]N; </text:p>
          </table:table-cell>
          <table:table-cell table:style-name="Default" office:value-type="string">
            <text:p>Igmil-Sin[1]PN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17.</text:p>
          </table:table-cell>
          <table:table-cell table:style-name="Default" office:value-type="string">
            <text:p>2(EŠE₃)</text:p>
          </table:table-cell>
          <table:table-cell table:style-name="Default" office:value-type="string">
            <text:p>1(U) 5(AŠ) &lt;GUR&gt;</text:p>
          </table:table-cell>
          <table:table-cell table:style-name="Default" office:value-type="string">
            <text:p>5(AŠ) GUR</text:p>
          </table:table-cell>
          <table:table-cell table:style-name="Default" office:value-type="string">
            <text:p>šum-ma-DINGIR DUMU hu-za-[lum?]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n; </text:p>
          </table:table-cell>
          <table:table-cell table:style-name="Default" office:value-type="string">
            <text:p>n; n; kur[unit]N; </text:p>
          </table:table-cell>
          <table:table-cell table:style-name="Default" office:value-type="string">
            <text:p>n; kur[unit]N; </text:p>
          </table:table-cell>
          <table:table-cell table:style-name="Default" office:value-type="string">
            <text:p>+Šumma-ilum[]PN$; mār[son]N; +Huzalum[]PN$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18.</text:p>
          </table:table-cell>
          <table:table-cell table:style-name="Default" office:value-type="string">
            <text:p>2(EŠE₃) 1(IKU) 1/2(IKU)</text:p>
          </table:table-cell>
          <table:table-cell table:style-name="Default" office:value-type="string">
            <text:p>1(U) &lt;GUR&gt;</text:p>
          </table:table-cell>
          <table:table-cell table:style-name="Default" office:value-type="string">
            <text:p>3(AŠ) &lt;GUR&gt; 3(BARIG) 4(BAN₂) 5 &lt;SILA₃&gt;</text:p>
          </table:table-cell>
          <table:table-cell table:style-name="Default" office:value-type="string">
            <text:p>a-hu-šu-nu DUMU mu-[...]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n; n; n; </text:p>
          </table:table-cell>
          <table:table-cell table:style-name="Default" office:value-type="string">
            <text:p>n; kur[unit]N; </text:p>
          </table:table-cell>
          <table:table-cell table:style-name="Default" office:value-type="string">
            <text:p>n; kur[unit]N; n; n; n; qā[unit]N; </text:p>
          </table:table-cell>
          <table:table-cell table:style-name="Default" office:value-type="string">
            <text:p>+Ahušunu[]PN$; mār[son]N; +Mu-xxx[]PN$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9.</text:p>
          </table:table-cell>
          <table:table-cell table:style-name="Default" table:number-columns-repeated="2"/>
          <table:table-cell table:style-name="Default" office:value-type="string">
            <text:p>APIN</text:p>
          </table:table-cell>
          <table:table-cell table:style-name="Default" office:value-type="string">
            <text:p>li-ši-im-DINGIR-šu [...]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table:number-columns-repeated="2"/>
          <table:table-cell table:style-name="Default" office:value-type="string">
            <text:p>mērešti[cultivated field]N; </text:p>
          </table:table-cell>
          <table:table-cell table:style-name="Default" office:value-type="string">
            <text:p>Lišim-ilišu[1]PN; u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20.</text:p>
          </table:table-cell>
          <table:table-cell table:style-name="Default" office:value-type="string">
            <text:p>4(IKU)</text:p>
          </table:table-cell>
          <table:table-cell table:style-name="Default" office:value-type="string">
            <text:p>1(U) &lt;GUR&gt;</text:p>
          </table:table-cell>
          <table:table-cell table:style-name="Default" office:value-type="string">
            <text:p>1(AŠ) &lt;GUR&gt; 3(BAN₂) 3.1/3 &lt;SILA₃&gt;</text:p>
          </table:table-cell>
          <table:table-cell table:style-name="Default" office:value-type="string">
            <text:p>APIN sa₃-an-qum LÚ {iri}[...]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n; </text:p>
          </table:table-cell>
          <table:table-cell table:style-name="Default" office:value-type="string">
            <text:p>n; kur[unit]N; </text:p>
          </table:table-cell>
          <table:table-cell table:style-name="Default" office:value-type="string">
            <text:p>n; kur[unit]N; n; n; qā[unit]N; </text:p>
          </table:table-cell>
          <table:table-cell table:style-name="Default" office:value-type="string">
            <text:p>mērešti[cultivated field]N; +Sanqum[]PN$; awīl[citizen]N; u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1.</text:p>
          </table:table-cell>
          <table:table-cell table:style-name="Default" office:value-type="string">
            <text:p>3(IKU)</text:p>
          </table:table-cell>
          <table:table-cell table:style-name="Default" office:value-type="string">
            <text:p>2(U) &lt;GUR&gt;</text:p>
          </table:table-cell>
          <table:table-cell table:style-name="Default" office:value-type="string">
            <text:p>1(AŠ) &lt;GUR&gt; 3(BARIG) 2(BAN₂)</text:p>
          </table:table-cell>
          <table:table-cell table:style-name="Default" office:value-type="string">
            <text:p>APIN za-an-na-pu LÚ {iri!?}[...]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n; </text:p>
          </table:table-cell>
          <table:table-cell table:style-name="Default" office:value-type="string">
            <text:p>n; kur[unit]N; </text:p>
          </table:table-cell>
          <table:table-cell table:style-name="Default" office:value-type="string">
            <text:p>n; kur[unit]N; n; n; </text:p>
          </table:table-cell>
          <table:table-cell table:style-name="Default" office:value-type="string">
            <text:p>mērešti[cultivated field]N; +Zannapu[]PN$; awīl[citizen]N; u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2.</text:p>
          </table:table-cell>
          <table:table-cell table:style-name="Default" office:value-type="string">
            <text:p>1(EŠE₃)</text:p>
          </table:table-cell>
          <table:table-cell table:style-name="Default" office:value-type="string">
            <text:p>1(U) &lt;GUR&gt;</text:p>
          </table:table-cell>
          <table:table-cell table:style-name="Default" office:value-type="string">
            <text:p>1(AŠ) &lt;GUR&gt; 3(BARIG) 2(BAN₂) &lt;&lt;GUR&gt;&gt;</text:p>
          </table:table-cell>
          <table:table-cell table:style-name="Default" office:value-type="string">
            <text:p>APIN u-bar-{d}SUEN LÚ {iri#}zi-[...]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n; </text:p>
          </table:table-cell>
          <table:table-cell table:style-name="Default" office:value-type="string">
            <text:p>n; kur[unit]N; </text:p>
          </table:table-cell>
          <table:table-cell table:style-name="Default" office:value-type="string">
            <text:p>n; kur[unit]N; n; n; </text:p>
          </table:table-cell>
          <table:table-cell table:style-name="Default" office:value-type="string">
            <text:p>mērešti[cultivated field]N; +Ubar-Sin[]PN$; awīlī[man]N; +Zi-xxx[]SN$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23. </text:p>
          </table:table-cell>
          <table:table-cell table:style-name="Default"/>
          <table:table-cell table:style-name="Default" office:value-type="string" table:number-columns-spanned="3" table:number-rows-spanned="1">
            <text:p>[A].ŠA₃#.ŠUKU la-lu-u₂ DUMU a-pil-ku-bi</text:p>
          </table:table-cell>
          <table:covered-table-cell table:style-name="Default"/>
          <table:covered-table-cell table:style-name="Default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/>
          <table:table-cell table:style-name="Default" office:value-type="string" table:number-columns-spanned="3" table:number-rows-spanned="1">
            <text:p>+šukūsu[subsistence (field)]N$šukūs; +Lalu[]PN$; mār[son]N; +Apil-kubi[]PN$</text:p>
          </table:table-cell>
          <table:covered-table-cell table:style-name="Default"/>
          <table:covered-table-cell table:style-name="Default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24. |</text:p>
          </table:table-cell>
          <table:table-cell table:style-name="Default" office:value-type="string">
            <text:p>ŠÀ? $KA $BAD₃? LUGAL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ina[in]PRP$ina&amp;libbu[interior]N$libbi; u; u; šarrim[king]N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5. |</text:p>
          </table:table-cell>
          <table:table-cell table:style-name="Default" office:value-type="string">
            <text:p>A.GÀR {iri}e-la-li-ia{ki}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ugār[(communally controlled) meadow]N; +Elalia[]SN$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@reverse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1.</text:p>
          </table:table-cell>
          <table:table-cell table:style-name="Default" office:value-type="string">
            <text:p>1(BUR₃) 1(EŠE₃)</text:p>
          </table:table-cell>
          <table:table-cell table:style-name="Default" office:value-type="string">
            <text:p>2(U) &lt;GUR&gt; </text:p>
          </table:table-cell>
          <table:table-cell table:style-name="Default" office:value-type="string">
            <text:p>1(U) 3(AŠ) &lt;GUR&gt; 1(BARIG) 4(BAN₂)</text:p>
          </table:table-cell>
          <table:table-cell table:style-name="Default" office:value-type="string">
            <text:p>ŠÀ $ÉŠ $GAL UKU.UŠ LÚ {iri}ú-ku-ú-a{ki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n; n; </text:p>
          </table:table-cell>
          <table:table-cell table:style-name="Default" office:value-type="string">
            <text:p>n; kur[unit]N; </text:p>
          </table:table-cell>
          <table:table-cell table:style-name="Default" office:value-type="string">
            <text:p>n; n; kur[unit]N; n; n; </text:p>
          </table:table-cell>
          <table:table-cell table:style-name="Default" office:value-type="string">
            <text:p>ina[in]PRP$ina&amp;libbu[interior]N$libbi; u; u; +rēdû[soldier]N$rēdî; awīlī[man]N; +Ukua[]SN$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.</text:p>
          </table:table-cell>
          <table:table-cell table:style-name="Default" table:number-columns-repeated="2"/>
          <table:table-cell table:style-name="Default" office:value-type="string">
            <text:p>APIN</text:p>
          </table:table-cell>
          <table:table-cell table:style-name="Default" office:value-type="string">
            <text:p>li-ši-im-DINGIR DUMU ì-lí-a-wi-lim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table:number-columns-repeated="2"/>
          <table:table-cell table:style-name="Default" office:value-type="string">
            <text:p>mērešti[cultivated field]N; </text:p>
          </table:table-cell>
          <table:table-cell table:style-name="Default" office:value-type="string">
            <text:p>+Lišim-ilum[]PN$; mār[son]N; +Ili-awilim[]PN$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3.</text:p>
          </table:table-cell>
          <table:table-cell table:style-name="Default" office:value-type="string">
            <text:p>2(EŠE₃) 4(IKU)</text:p>
          </table:table-cell>
          <table:table-cell table:style-name="Default" office:value-type="string">
            <text:p>2(U) &lt;GUR&gt;</text:p>
          </table:table-cell>
          <table:table-cell table:style-name="Default" office:value-type="string">
            <text:p>8(AŠ) &lt;GUR&gt; 4(BARIG) 2(BAN₂) 6.2/3 &lt;SILA₃&gt;</text:p>
          </table:table-cell>
          <table:table-cell table:style-name="Default" office:value-type="string">
            <text:p>dam-qi₂-<text:span text:style-name="T1">DINGIR</text:span>-šu DUMU a-píl-DINGIR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n; n; </text:p>
          </table:table-cell>
          <table:table-cell table:style-name="Default" office:value-type="string">
            <text:p>n; kur[unit]N; </text:p>
          </table:table-cell>
          <table:table-cell table:style-name="Default" office:value-type="string">
            <text:p>n; kur[unit]N; n; n; n; qā[unit]N; </text:p>
          </table:table-cell>
          <table:table-cell table:style-name="Default" office:value-type="string">
            <text:p>+Damqi-ilišu[]PN$; mār[son]N; +Apil-ilim[]PN$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.</text:p>
          </table:table-cell>
          <table:table-cell table:style-name="Default" table:number-columns-repeated="2"/>
          <table:table-cell table:style-name="Default" office:value-type="string">
            <text:p>[APIN]</text:p>
          </table:table-cell>
          <table:table-cell table:style-name="Default" office:value-type="string">
            <text:p>si-i-ri-šu [...]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table:number-columns-repeated="2"/>
          <table:table-cell table:style-name="Default" office:value-type="string">
            <text:p>mērešti[cultivated field]N; </text:p>
          </table:table-cell>
          <table:table-cell table:style-name="Default" office:value-type="string">
            <text:p>u; u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5.</text:p>
          </table:table-cell>
          <table:table-cell table:style-name="Default" office:value-type="string">
            <text:p>[...]</text:p>
          </table:table-cell>
          <table:table-cell table:style-name="Default" office:value-type="string">
            <text:p>[...]</text:p>
          </table:table-cell>
          <table:table-cell table:style-name="Default" office:value-type="string">
            <text:p>[...] 3.1/3 &lt;SILA₃&gt;</text:p>
          </table:table-cell>
          <table:table-cell table:style-name="Default" office:value-type="string">
            <text:p>ì-lí-ma-[...]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u; </text:p>
          </table:table-cell>
          <table:table-cell table:style-name="Default" office:value-type="string">
            <text:p>u; </text:p>
          </table:table-cell>
          <table:table-cell table:style-name="Default" office:value-type="string">
            <text:p>u; n; qā[unit]N; </text:p>
          </table:table-cell>
          <table:table-cell table:style-name="Default" office:value-type="string">
            <text:p>+Ilima-xxx[]PN$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6.</text:p>
          </table:table-cell>
          <table:table-cell table:style-name="Default" table:number-columns-repeated="2"/>
          <table:table-cell table:style-name="ce2" office:value-type="string">
            <text:p>[APIN]</text:p>
          </table:table-cell>
          <table:table-cell table:style-name="Default" office:value-type="string">
            <text:p>[x] i-ri-⸢šu⸣-ma [...]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table:number-columns-repeated="2"/>
          <table:table-cell table:style-name="ce2" office:value-type="string">
            <text:p>mērešti[cultivated field]N; </text:p>
          </table:table-cell>
          <table:table-cell table:style-name="Default" office:value-type="string">
            <text:p>u; u; u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7.</text:p>
          </table:table-cell>
          <table:table-cell table:style-name="Default" office:value-type="string">
            <text:p>[...]</text:p>
          </table:table-cell>
          <table:table-cell table:style-name="Default" office:value-type="string">
            <text:p>[...]</text:p>
          </table:table-cell>
          <table:table-cell table:style-name="Default" office:value-type="string">
            <text:p>[...]</text:p>
          </table:table-cell>
          <table:table-cell table:style-name="Default" office:value-type="string">
            <text:p>x [...]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u; </text:p>
          </table:table-cell>
          <table:table-cell table:style-name="Default" office:value-type="string">
            <text:p>u; </text:p>
          </table:table-cell>
          <table:table-cell table:style-name="Default" office:value-type="string">
            <text:p>u; </text:p>
          </table:table-cell>
          <table:table-cell table:style-name="Default" office:value-type="string">
            <text:p>u; u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8. |</text:p>
          </table:table-cell>
          <table:table-cell table:style-name="Default" office:value-type="string">
            <text:p>[A].⸢GÀR {iri}⸣ú-ku-ú-a[{ki}]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ugār[(communally controlled) meadow]N; +Ukua[]SN$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$ 1 line blank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9. |</text:p>
          </table:table-cell>
          <table:table-cell table:style-name="Default" office:value-type="string">
            <text:p>1(BURʾU) 2(EŠE₃) 2(IKU) 1/2(IKU){gana₂} A.ŠÀ AB.SÍN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n; n; n; n; eqel[field]N; šerʾātim[furrow]N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0. |</text:p>
          </table:table-cell>
          <table:table-cell table:style-name="Default" office:value-type="string">
            <text:p>ŠE-BI 1(GEŠ₂) 2(U) &lt;GUR&gt; 2(BARIG) 2(BAN₂) 5.5/6 SÌLA ⸢GUR⸣ ; LÚ {iri}ú-ku-ú-a{ki}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šeʾšu[grain]N; n; n; kur[unit]N; n; n; n; qā[unit]N; kur[unit]N; awīlī[man]N; +Ukua[]SN$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11. |</text:p>
          </table:table-cell>
          <table:table-cell table:style-name="Default" office:value-type="string">
            <text:p>GÚ {íd}ga-bu-ú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ah[bank]N; +Gabu[]WN$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1 line blank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12. |</text:p>
          </table:table-cell>
          <table:table-cell table:style-name="Default" office:value-type="string">
            <text:p>{iti}GU₄.SI.SÁ U₄ 20-KAM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+Ayyaru[]MN$Ayyarum; ūm[day]N; n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3. |</text:p>
          </table:table-cell>
          <table:table-cell table:style-name="Default" office:value-type="string">
            <text:p>%s mu ha-am-mu-ra-bi lugal-e 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mu[year]; Hammurabi[1]RN; lugal[king]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4. |</text:p>
          </table:table-cell>
          <table:table-cell table:style-name="Default" office:value-type="string">
            <text:p>%s inim an {d}en-líl-la₂#-ta 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inim[word]; An[1]; Enlil[]DN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5. |</text:p>
          </table:table-cell>
          <table:table-cell table:style-name="Default" office:value-type="string">
            <text:p>%s bàd ma₂-rí{ki} ù [ma]-⸢al⸣-gi₄-a{ki} 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bad[wall]; Mari[1]; u[and]; Malgium[1]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6. |</text:p>
          </table:table-cell>
          <table:table-cell table:style-name="Default" office:value-type="string">
            <text:p>%s mu-un-gul-lá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 office:value-type="string">
            <text:p>gul[destroy]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 table:number-columns-spanned="4" table:number-rows-spanned="1">
            <text:p>Atta-[...](‘s) field [...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2. </text:p>
          </table:table-cell>
          <table:table-cell office:value-type="string" table:number-columns-spanned="4" table:number-rows-spanned="1">
            <text:p>That [...] and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3. |</text:p>
          </table:table-cell>
          <table:table-cell office:value-type="string" table:number-columns-spanned="4" table:number-rows-spanned="1">
            <text:p>From [....] ...-Ea the scribe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$ double ruling</text:p>
          </table:table-cell>
          <table:table-cell table:number-columns-repeated="1023"/>
        </table:table-row>
        <table:table-row table:style-name="ro1">
          <table:table-cell office:value-type="string">
            <text:p>4.</text:p>
          </table:table-cell>
          <table:table-cell office:value-type="string">
            <text:p>Area</text:p>
          </table:table-cell>
          <table:table-cell office:value-type="string">
            <text:p>Estimated yield</text:p>
          </table:table-cell>
          <table:table-cell office:value-type="string">
            <text:p>Its grain</text:p>
          </table:table-cell>
          <table:table-cell office:value-type="string">
            <text:p>Its [half]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5.</text:p>
          </table:table-cell>
          <table:table-cell office:value-type="string">
            <text:p>15 @iku</text:p>
          </table:table-cell>
          <table:table-cell office:value-type="string">
            <text:p>15 @gur</text:p>
          </table:table-cell>
          <table:table-cell office:value-type="string">
            <text:p>6 @gur 75 @sila</text:p>
          </table:table-cell>
          <table:table-cell office:value-type="string">
            <text:p>@?Šu-...-šum?@, son of Gimillum</text:p>
          </table:table-cell>
          <table:table-cell table:number-columns-repeated="1019"/>
        </table:table-row>
        <table:table-row table:style-name="ro1">
          <table:table-cell office:value-type="string">
            <text:p>6.</text:p>
          </table:table-cell>
          <table:table-cell table:number-columns-repeated="2"/>
          <table:table-cell office:value-type="string" table:number-columns-spanned="2" table:number-rows-spanned="1">
            <text:p>Cultivated land of Igmil-Sin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7.</text:p>
          </table:table-cell>
          <table:table-cell office:value-type="string">
            <text:p>6+ @iku</text:p>
          </table:table-cell>
          <table:table-cell office:value-type="string">
            <text:p>10+ @gur</text:p>
          </table:table-cell>
          <table:table-cell office:value-type="string">
            <text:p>[...]</text:p>
          </table:table-cell>
          <table:table-cell office:value-type="string">
            <text:p>Sin-magir, son of Aha-nuta</text:p>
          </table:table-cell>
          <table:table-cell table:number-columns-repeated="1019"/>
        </table:table-row>
        <table:table-row table:style-name="ro1">
          <table:table-cell office:value-type="string">
            <text:p>8.</text:p>
          </table:table-cell>
          <table:table-cell table:number-columns-repeated="2"/>
          <table:table-cell office:value-type="string" table:number-columns-spanned="2" table:number-rows-spanned="1">
            <text:p>Cultivated land of Sin-tayyar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9.</text:p>
          </table:table-cell>
          <table:table-cell office:value-type="string">
            <text:p>[...]</text:p>
          </table:table-cell>
          <table:table-cell office:value-type="string">
            <text:p>@?15?@ @gur</text:p>
          </table:table-cell>
          <table:table-cell office:value-type="string">
            <text:p>4 @gur 172 1/2 @sila</text:p>
          </table:table-cell>
          <table:table-cell office:value-type="string">
            <text:p>Warad-Amurrim, son of Ilanu-iddinam</text:p>
          </table:table-cell>
          <table:table-cell table:number-columns-repeated="1019"/>
        </table:table-row>
        <table:table-row table:style-name="ro1">
          <table:table-cell office:value-type="string">
            <text:p>10.</text:p>
          </table:table-cell>
          <table:table-cell table:number-columns-repeated="2"/>
          <table:table-cell office:value-type="string" table:number-columns-spanned="2" table:number-rows-spanned="1">
            <text:p>Cultivated land of Ubar-Sin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1.</text:p>
          </table:table-cell>
          <table:table-cell office:value-type="string">
            <text:p>18+ @iku</text:p>
          </table:table-cell>
          <table:table-cell office:value-type="string">
            <text:p>@?15?@ @gur</text:p>
          </table:table-cell>
          <table:table-cell office:value-type="string">
            <text:p>8 @gur 185+ @sila</text:p>
          </table:table-cell>
          <table:table-cell office:value-type="string">
            <text:p>Ilum-gamil, son of Šamaš-abi, @?cultivated land?@ of [...]</text:p>
          </table:table-cell>
          <table:table-cell table:number-columns-repeated="1019"/>
        </table:table-row>
        <table:table-row table:style-name="ro1">
          <table:table-cell office:value-type="string">
            <text:p>12.</text:p>
          </table:table-cell>
          <table:table-cell office:value-type="string">
            <text:p>18 @iku</text:p>
          </table:table-cell>
          <table:table-cell office:value-type="string">
            <text:p>10 @gur</text:p>
          </table:table-cell>
          <table:table-cell office:value-type="string">
            <text:p>5 @gur </text:p>
          </table:table-cell>
          <table:table-cell office:value-type="string">
            <text:p>Habil-kinu, son of Apil-kubi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3.</text:p>
          </table:table-cell>
          <table:table-cell office:value-type="string">
            <text:p>24 @iku</text:p>
          </table:table-cell>
          <table:table-cell office:value-type="string">
            <text:p>10 @gur</text:p>
          </table:table-cell>
          <table:table-cell office:value-type="string">
            <text:p>5 @gur 125 @sila</text:p>
          </table:table-cell>
          <table:table-cell office:value-type="string">
            <text:p>Rišatum, son of Sin-[...]</text:p>
          </table:table-cell>
          <table:table-cell table:number-columns-repeated="1019"/>
        </table:table-row>
        <table:table-row table:style-name="ro1">
          <table:table-cell office:value-type="string">
            <text:p>14.</text:p>
          </table:table-cell>
          <table:table-cell table:number-columns-repeated="2"/>
          <table:table-cell office:value-type="string" table:number-columns-spanned="2" table:number-rows-spanned="1">
            <text:p>Cultivated land of Lišim-ilišu [...]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5.</text:p>
          </table:table-cell>
          <table:table-cell office:value-type="string">
            <text:p>6 @iku</text:p>
          </table:table-cell>
          <table:table-cell office:value-type="string">
            <text:p>10 @gur</text:p>
          </table:table-cell>
          <table:table-cell office:value-type="string">
            <text:p>1 @gur 200 @sila</text:p>
          </table:table-cell>
          <table:table-cell office:value-type="string">
            <text:p>Gurrudum, son of [...]</text:p>
          </table:table-cell>
          <table:table-cell table:number-columns-repeated="1019"/>
        </table:table-row>
        <table:table-row table:style-name="ro1">
          <table:table-cell office:value-type="string">
            <text:p>16.</text:p>
          </table:table-cell>
          <table:table-cell table:number-columns-repeated="2"/>
          <table:table-cell office:value-type="string" table:number-columns-spanned="2" table:number-rows-spanned="1">
            <text:p>Cultivated land of Igmil-Sin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7.</text:p>
          </table:table-cell>
          <table:table-cell office:value-type="string">
            <text:p>12 @iku</text:p>
          </table:table-cell>
          <table:table-cell office:value-type="string">
            <text:p>15 @gur</text:p>
          </table:table-cell>
          <table:table-cell office:value-type="string">
            <text:p>5 @gur </text:p>
          </table:table-cell>
          <table:table-cell office:value-type="string">
            <text:p>Šumma-ilum, son of @?Huzalum?@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8.</text:p>
          </table:table-cell>
          <table:table-cell office:value-type="string">
            <text:p>13 1/2 @iku</text:p>
          </table:table-cell>
          <table:table-cell office:value-type="string">
            <text:p>10 @gur</text:p>
          </table:table-cell>
          <table:table-cell office:value-type="string">
            <text:p>3 @gur 225 @sila</text:p>
          </table:table-cell>
          <table:table-cell office:value-type="string">
            <text:p>Ahušunu, son of Mu-[...]</text:p>
          </table:table-cell>
          <table:table-cell table:number-columns-repeated="1019"/>
        </table:table-row>
        <table:table-row table:style-name="ro1">
          <table:table-cell office:value-type="string">
            <text:p>19.</text:p>
          </table:table-cell>
          <table:table-cell table:number-columns-repeated="2"/>
          <table:table-cell office:value-type="string" table:number-columns-spanned="2" table:number-rows-spanned="1">
            <text:p>Cultivated land of Lišim-ilišu [...]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20.</text:p>
          </table:table-cell>
          <table:table-cell office:value-type="string">
            <text:p>4 @iku</text:p>
          </table:table-cell>
          <table:table-cell office:value-type="string">
            <text:p>10 @gur</text:p>
          </table:table-cell>
          <table:table-cell office:value-type="string">
            <text:p>1 @gur 33 1/2 @sila</text:p>
          </table:table-cell>
          <table:table-cell office:value-type="string">
            <text:p>Cultivated land of Sanqum, citizen of [...] town</text:p>
          </table:table-cell>
          <table:table-cell table:number-columns-repeated="1019"/>
        </table:table-row>
        <table:table-row table:style-name="ro1">
          <table:table-cell office:value-type="string">
            <text:p>21.</text:p>
          </table:table-cell>
          <table:table-cell office:value-type="string">
            <text:p>3 @iku</text:p>
          </table:table-cell>
          <table:table-cell office:value-type="string">
            <text:p>20 @gur</text:p>
          </table:table-cell>
          <table:table-cell office:value-type="string">
            <text:p>1 @gur 200 @sila</text:p>
          </table:table-cell>
          <table:table-cell office:value-type="string">
            <text:p>Cultivated land of Zannapu, citizen of [...] @?town?@</text:p>
          </table:table-cell>
          <table:table-cell table:number-columns-repeated="1019"/>
        </table:table-row>
        <table:table-row table:style-name="ro1">
          <table:table-cell office:value-type="string">
            <text:p>22.</text:p>
          </table:table-cell>
          <table:table-cell office:value-type="string">
            <text:p>6 @iku</text:p>
          </table:table-cell>
          <table:table-cell office:value-type="string">
            <text:p>10 @gur</text:p>
          </table:table-cell>
          <table:table-cell office:value-type="string">
            <text:p>1 @gur 200 @sila</text:p>
          </table:table-cell>
          <table:table-cell office:value-type="string">
            <text:p>Cultivated land of Ubar-Sin, citizen of Zi-[...] town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23. |</text:p>
          </table:table-cell>
          <table:table-cell office:value-type="string">
            <text:p>Subsistence field of Lalu, son of Apil-kubi</text:p>
          </table:table-cell>
          <table:table-cell table:number-columns-repeated="1022"/>
        </table:table-row>
        <table:table-row table:style-name="ro1">
          <table:table-cell office:value-type="string">
            <text:p>24. |</text:p>
          </table:table-cell>
          <table:table-cell office:value-type="string">
            <text:p>From the king's ...</text:p>
          </table:table-cell>
          <table:table-cell table:number-columns-repeated="1022"/>
        </table:table-row>
        <table:table-row table:style-name="ro1">
          <table:table-cell office:value-type="string">
            <text:p>25. |</text:p>
          </table:table-cell>
          <table:table-cell office:value-type="string">
            <text:p>Meadows of Elalia town</text:p>
          </table:table-cell>
          <table:table-cell table:number-columns-repeated="1022"/>
        </table:table-row>
        <table:table-row table:style-name="ro1">
          <table:table-cell office:value-type="string">
            <text:p>@reverse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24 @iku</text:p>
          </table:table-cell>
          <table:table-cell office:value-type="string">
            <text:p>20 @gur</text:p>
          </table:table-cell>
          <table:table-cell office:value-type="string">
            <text:p>13 @gur 100 @sila</text:p>
          </table:table-cell>
          <table:table-cell office:value-type="string">
            <text:p>From the ... of the soldiers, citizens of Ukua</text:p>
          </table:table-cell>
          <table:table-cell table:number-columns-repeated="1019"/>
        </table:table-row>
        <table:table-row table:style-name="ro1">
          <table:table-cell office:value-type="string">
            <text:p>2.</text:p>
          </table:table-cell>
          <table:table-cell table:number-columns-repeated="2"/>
          <table:table-cell office:value-type="string" table:number-columns-spanned="2" table:number-rows-spanned="1">
            <text:p>Cultivated land of Lišim-ilum, son of Ili-awilim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3.</text:p>
          </table:table-cell>
          <table:table-cell office:value-type="string">
            <text:p>16 @iku</text:p>
          </table:table-cell>
          <table:table-cell office:value-type="string">
            <text:p>20 @gur</text:p>
          </table:table-cell>
          <table:table-cell office:value-type="string">
            <text:p>8 @gur 226 2/3 @sila</text:p>
          </table:table-cell>
          <table:table-cell office:value-type="string">
            <text:p>Damqi-ilišu son of Apil-ilim</text:p>
          </table:table-cell>
          <table:table-cell table:number-columns-repeated="1019"/>
        </table:table-row>
        <table:table-row table:style-name="ro1">
          <table:table-cell office:value-type="string">
            <text:p>4.</text:p>
          </table:table-cell>
          <table:table-cell table:number-columns-repeated="2"/>
          <table:table-cell office:value-type="string" table:number-columns-spanned="2" table:number-rows-spanned="1">
            <text:p>[Cultivated land of] Sirišu [...]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5.</text:p>
          </table:table-cell>
          <table:table-cell table:number-columns-repeated="2" office:value-type="string">
            <text:p>[...]</text:p>
          </table:table-cell>
          <table:table-cell office:value-type="string">
            <text:p>[...] 3 1/3 @sila</text:p>
          </table:table-cell>
          <table:table-cell office:value-type="string">
            <text:p>Ilima-[...]</text:p>
          </table:table-cell>
          <table:table-cell table:number-columns-repeated="1019"/>
        </table:table-row>
        <table:table-row table:style-name="ro1">
          <table:table-cell office:value-type="string">
            <text:p>6.</text:p>
          </table:table-cell>
          <table:table-cell table:number-columns-repeated="2"/>
          <table:table-cell office:value-type="string" table:number-columns-spanned="2" table:number-rows-spanned="1">
            <text:p>[Cultivated land of] Sirišu [...]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7.</text:p>
          </table:table-cell>
          <table:table-cell table:number-columns-repeated="3" office:value-type="string">
            <text:p>[...]</text:p>
          </table:table-cell>
          <table:table-cell office:value-type="string">
            <text:p>... [...]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8. |</text:p>
          </table:table-cell>
          <table:table-cell office:value-type="string">
            <text:p>Meadows of Ukua town</text:p>
          </table:table-cell>
          <table:table-cell table:number-columns-repeated="1022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$ 1 line blank</text:p>
          </table:table-cell>
          <table:table-cell table:number-columns-repeated="1023"/>
        </table:table-row>
        <table:table-row table:style-name="ro1">
          <table:table-cell office:value-type="string">
            <text:p>9. |</text:p>
          </table:table-cell>
          <table:table-cell office:value-type="string">
            <text:p>194 1/2 @iku, furrowed fields</text:p>
          </table:table-cell>
          <table:table-cell table:number-columns-repeated="1022"/>
        </table:table-row>
        <table:table-row table:style-name="ro1">
          <table:table-cell office:value-type="string">
            <text:p>10. |</text:p>
          </table:table-cell>
          <table:table-cell office:value-type="string">
            <text:p>Its grain is 80 @gur, 145 5/6 @sila, citizens of Ukua town</text:p>
          </table:table-cell>
          <table:table-cell table:number-columns-repeated="1022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1. |</text:p>
          </table:table-cell>
          <table:table-cell office:value-type="string">
            <text:p>By the Gabu canal</text:p>
          </table:table-cell>
          <table:table-cell table:number-columns-repeated="1022"/>
        </table:table-row>
        <table:table-row table:style-name="ro1">
          <table:table-cell office:value-type="string">
            <text:p>$ 1 line blank</text:p>
          </table:table-cell>
          <table:table-cell table:number-columns-repeated="1023"/>
        </table:table-row>
        <table:table-row table:style-name="ro1">
          <table:table-cell office:value-type="string">
            <text:p>12. |</text:p>
          </table:table-cell>
          <table:table-cell office:value-type="string">
            <text:p>Ayyarum (Month II), day 20</text:p>
          </table:table-cell>
          <table:table-cell table:number-columns-repeated="1022"/>
        </table:table-row>
        <table:table-row table:style-name="ro1">
          <table:table-cell office:value-type="string">
            <text:p>13. |</text:p>
          </table:table-cell>
          <table:table-cell office:value-type="string">
            <text:p>Year: Hammurabi the king</text:p>
          </table:table-cell>
          <table:table-cell table:number-columns-repeated="1022"/>
        </table:table-row>
        <table:table-row table:style-name="ro1">
          <table:table-cell office:value-type="string">
            <text:p>14. |</text:p>
          </table:table-cell>
          <table:table-cell office:value-type="string">
            <text:p>by the word of An and Enlil</text:p>
          </table:table-cell>
          <table:table-cell table:number-columns-repeated="1022"/>
        </table:table-row>
        <table:table-row table:style-name="ro1">
          <table:table-cell office:value-type="string">
            <text:p>15. |</text:p>
          </table:table-cell>
          <table:table-cell office:value-type="string">
            <text:p>destroyed the walls of Mari and Malgium</text:p>
          </table:table-cell>
          <table:table-cell table:number-columns-repeated="1022"/>
        </table:table-row>
        <table:table-row table:style-name="ro1" table:number-rows-repeated="10483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1:0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8-16T09:13:21</meta:creation-date>
    <dc:date>2014-05-13T21:02:57</dc:date>
    <meta:editing-duration>PT02H12M55S</meta:editing-duration>
    <meta:editing-cycles>28</meta:editing-cycles>
    <meta:generator>NeoOffice/3.4.1$Unix OpenOffice.org_project/Patch 0</meta:generator>
    <meta:document-statistic meta:table-count="3" meta:cell-count="467" meta:object-count="0"/>
  </office:meta>
</office:document-meta>
</file>